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5" style:family="graphic" style:parent-style-name="objectwithoutfill">
      <style:graphic-properties svg:stroke-color="#21409a" draw:fill="none" draw:fill-color="#729fcf" draw:textarea-vertical-align="middle"/>
    </style:style>
    <style:style style:name="gr6" style:family="graphic" style:parent-style-name="standard">
      <style:graphic-properties draw:stroke="none" svg:stroke-color="#21409a" draw:fill="none" draw:fill-color="#21409a" draw:textarea-horizontal-align="left" draw:auto-grow-height="true" draw:auto-grow-width="true" fo:min-height="0.712cm" fo:min-width="2.639cm"/>
    </style:style>
    <style:style style:name="gr7" style:family="graphic" style:parent-style-name="standard">
      <style:graphic-properties svg:stroke-color="#21409a" draw:fill-color="#21409a" draw:textarea-horizontal-align="justify" draw:textarea-vertical-align="middle" draw:auto-grow-height="false" fo:min-height="0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text-properties fo:color="#21409a"/>
    </style:style>
    <style:style style:name="P6" style:family="paragraph">
      <loext:graphic-properties draw:fill="none" draw:fill-color="#21409a"/>
      <style:text-properties fo:color="#21409a"/>
    </style:style>
    <style:style style:name="P7" style:family="paragraph">
      <loext:graphic-properties draw:fill-color="#21409a"/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color="#21409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3.302cm" svg:y1="5.434cm" svg:x2="20.32cm" svg:y2="5.434cm">
          <text:p/>
        </draw:line>
        <draw:custom-shape draw:style-name="gr2" draw:text-style-name="P2" draw:layer="layout" svg:width="0.254cm" svg:height="0.254cm" svg:x="4.572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4cm" svg:height="0.254cm" svg:x="12.573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672cm" svg:y1="5.434cm" svg:x2="4.672cm" svg:y2="6.096cm">
          <text:p/>
        </draw:line>
        <draw:line draw:style-name="gr1" draw:text-style-name="P1" draw:layer="layout" svg:x1="4.672cm" svg:y1="6.096cm" svg:x2="5.842cm" svg:y2="6.096cm">
          <text:p/>
        </draw:line>
        <draw:line draw:style-name="gr1" draw:text-style-name="P1" draw:layer="layout" svg:x1="5.842cm" svg:y1="6.096cm" svg:x2="5.842cm" svg:y2="6.35cm">
          <text:p/>
        </draw:line>
        <draw:line draw:style-name="gr3" draw:text-style-name="P1" draw:layer="layout" svg:x1="5.842cm" svg:y1="6.35cm" svg:x2="6.35cm" svg:y2="6.858cm">
          <text:p/>
        </draw:line>
        <draw:frame draw:style-name="gr4" draw:text-style-name="P3" draw:layer="layout" svg:width="2.441cm" svg:height="0.962cm" svg:x="4.064cm" svg:y="4.472cm">
          <draw:text-box>
            <text:p>master</text:p>
          </draw:text-box>
        </draw:frame>
        <draw:line draw:style-name="gr5" draw:text-style-name="P4" draw:layer="layout" svg:x1="6.604cm" svg:y1="6.958cm" svg:x2="17.272cm" svg:y2="6.958cm">
          <text:p/>
        </draw:line>
        <draw:line draw:style-name="gr1" draw:text-style-name="P1" draw:layer="layout" svg:x1="12.7cm" svg:y1="5.409cm" svg:x2="12.7cm" svg:y2="6.071cm">
          <text:p/>
        </draw:line>
        <draw:line draw:style-name="gr1" draw:text-style-name="P1" draw:layer="layout" svg:x1="12.7cm" svg:y1="6.071cm" svg:x2="13.87cm" svg:y2="6.071cm">
          <text:p/>
        </draw:line>
        <draw:line draw:style-name="gr1" draw:text-style-name="P1" draw:layer="layout" svg:x1="13.87cm" svg:y1="6.071cm" svg:x2="13.87cm" svg:y2="6.325cm">
          <text:p/>
        </draw:line>
        <draw:line draw:style-name="gr3" draw:text-style-name="P1" draw:layer="layout" svg:x1="13.87cm" svg:y1="6.325cm" svg:x2="14.378cm" svg:y2="6.833cm">
          <text:p/>
        </draw:line>
        <draw:frame draw:style-name="gr6" draw:text-style-name="P6" draw:layer="layout" svg:width="3.139cm" svg:height="0.962cm" svg:x="4.065cm" svg:y="6.872cm">
          <draw:text-box>
            <text:p text:style-name="P5"><text:span text:style-name="T1">gh-pages</text:span></text:p>
          </draw:text-box>
        </draw:frame>
        <draw:custom-shape draw:style-name="gr7" draw:text-style-name="P7" draw:layer="layout" svg:width="0.254cm" svg:height="0.254cm" svg:x="6.35cm" svg:y="6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254cm" svg:height="0.254cm" svg:x="14.351cm" svg:y="6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stroke-linejoin="none" svg:stroke-linecap="roun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17:22:08.960084853</meta:creation-date>
    <dc:date>2019-11-25T22:27:47.560090654</dc:date>
    <meta:editing-duration>PT3M47S</meta:editing-duration>
    <meta:editing-cycles>2</meta:editing-cycles>
    <meta:generator>LibreOffice/6.0.7.3$Linux_X86_64 LibreOffice_project/00m0$Build-3</meta:generator>
    <meta:document-statistic meta:object-count="39"/>
  </office:meta>
</office:document-meta>
</file>